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ntitled Sans" svg:font-family="'Untitled Sans', sans-serif"/>
  </office:font-face-decls>
  <office:automatic-styles>
    <style:style style:name="P1" style:family="paragraph" style:parent-style-name="Standard">
      <style:text-properties officeooo:rsid="0011709d" officeooo:paragraph-rsid="0011709d"/>
    </style:style>
    <style:style style:name="P2" style:family="paragraph" style:parent-style-name="Standard">
      <style:text-properties officeooo:paragraph-rsid="0013d978"/>
    </style:style>
    <style:style style:name="P3" style:family="paragraph" style:parent-style-name="Standard">
      <style:text-properties officeooo:rsid="0015a03a" officeooo:paragraph-rsid="0015a03a"/>
    </style:style>
    <style:style style:name="P4" style:family="paragraph" style:parent-style-name="Standard">
      <style:text-properties officeooo:rsid="00164db1" officeooo:paragraph-rsid="00164db1"/>
    </style:style>
    <style:style style:name="P5" style:family="paragraph" style:parent-style-name="Standard">
      <style:text-properties officeooo:paragraph-rsid="00164db1"/>
    </style:style>
    <style:style style:name="P6" style:family="paragraph" style:parent-style-name="Standard">
      <style:text-properties officeooo:paragraph-rsid="00195223"/>
    </style:style>
    <style:style style:name="T1" style:family="text">
      <style:text-properties officeooo:rsid="00124c1b"/>
    </style:style>
    <style:style style:name="T2" style:family="text">
      <style:text-properties officeooo:rsid="0013d978"/>
    </style:style>
    <style:style style:name="T3" style:family="text">
      <style:text-properties officeooo:rsid="0015a03a"/>
    </style:style>
    <style:style style:name="T4" style:family="text">
      <style:text-properties officeooo:rsid="00164db1"/>
    </style:style>
    <style:style style:name="T5" style:family="text">
      <style:text-properties fo:font-variant="normal" fo:text-transform="none" fo:color="#262626" loext:opacity="100%" style:font-name="Untitled Sans" fo:font-size="12pt" fo:letter-spacing="normal" fo:font-style="normal" fo:font-weight="normal"/>
    </style:style>
    <style:style style:name="T6" style:family="text">
      <style:text-properties officeooo:rsid="0019522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  <text:p text:style-name="Standard"/>
      <text:p text:style-name="P6"><text:span text:style-name="T1">Thank you for taking the time to consider me for the position of Flight Test Avionics Technician. <text:s/>I currently a software developer for a HIL facility at China Lake CA. Through out my career I have worked with RF and I am hoping my experience is enough to be considered. <text:s/>While most of my experience is in the testing and development side, <text:s/></text:span><text:span text:style-name="T2">I did have a fair amount of exposure </text:span><text:span text:style-name="T3">of </text:span><text:span text:style-name="T2">avionics while in the Marines. <text:s/>I also have some experience with Link 16. I am a quick learner and I am confident that I can learn what </text:span><text:span text:style-name="T6">is necessary to be successful in this role</text:span></text:p>
      <text:p text:style-name="P6"/>
      <text:p text:style-name="P6"/>
      <text:p text:style-name="P6"><text:span text:style-name="T2">ever I have to so I can be successful in this role. <text:s/></text:span></text:p>
      <text:p text:style-name="P2"/>
      <text:p text:style-name="P3">Through out my career I have been responsible for troubleshooting and servicing electronic equipment. </text:p>
      <text:p text:style-name="P3"/>
      <text:p text:style-name="P3">I have 20 years of experience of machining and fabrication. <text:s/><text:line-break/><text:line-break/>I currently have a secret clearance. </text:p>
      <text:p text:style-name="P3"/>
      <text:p text:style-name="P3"/>
      <text:p text:style-name="P3"/>
      <text:p text:style-name="P3"/>
      <text:p text:style-name="P5"><text:span text:style-name="T4">Things I do not have:<text:line-break/><text:line-break/></text:span><text:span text:style-name="T5">8 years or more of aircraft avionics experience</text:span></text:p>
      <text:p text:style-name="P5"><text:span text:style-name="T5">5 years or more of developmental flight test experience.</text:span></text:p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ntitled Sans" svg:font-family="'Untitle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6:28:57.487201375</meta:creation-date>
    <dc:date>2025-05-21T14:13:13.963775631</dc:date>
    <meta:editing-duration>PT56M13S</meta:editing-duration>
    <meta:editing-cycles>1</meta:editing-cycles>
    <meta:document-statistic meta:table-count="0" meta:image-count="0" meta:object-count="0" meta:page-count="1" meta:paragraph-count="7" meta:word-count="171" meta:character-count="945" meta:non-whitespace-character-count="769"/>
    <meta:generator>LibreOffice/24.2.7.2$Linux_X86_64 LibreOffice_project/420$Build-2</meta:generator>
  </office:meta>
</office:document-meta>
</file>